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eabb" officeooo:paragraph-rsid="000deabb"/>
    </style:style>
    <style:style style:name="P2" style:family="paragraph" style:parent-style-name="Standard">
      <style:text-properties officeooo:rsid="001c2f58" officeooo:paragraph-rsid="001fdc69"/>
    </style:style>
    <style:style style:name="P3" style:family="paragraph" style:parent-style-name="Standard">
      <style:text-properties officeooo:rsid="001fdc69" officeooo:paragraph-rsid="001fdc69"/>
    </style:style>
    <style:style style:name="P4" style:family="paragraph" style:parent-style-name="Standard">
      <style:text-properties officeooo:rsid="001e76a7" officeooo:paragraph-rsid="001fdc69"/>
    </style:style>
    <style:style style:name="P5" style:family="paragraph" style:parent-style-name="Standard">
      <style:text-properties officeooo:rsid="0022b1ef" officeooo:paragraph-rsid="0022b1ef"/>
    </style:style>
    <style:style style:name="P6" style:family="paragraph" style:parent-style-name="Standard" style:list-style-name="L1">
      <style:text-properties officeooo:rsid="000deabb" officeooo:paragraph-rsid="000deabb"/>
    </style:style>
    <style:style style:name="P7" style:family="paragraph" style:parent-style-name="Standard" style:list-style-name="L1">
      <style:text-properties officeooo:rsid="000deabb" officeooo:paragraph-rsid="000fe879"/>
    </style:style>
    <style:style style:name="P8" style:family="paragraph" style:parent-style-name="Standard" style:list-style-name="L1">
      <style:text-properties officeooo:rsid="00162a80" officeooo:paragraph-rsid="00162a80"/>
    </style:style>
    <style:style style:name="P9" style:family="paragraph" style:parent-style-name="Standard" style:list-style-name="L1">
      <style:text-properties officeooo:rsid="0017f7b5" officeooo:paragraph-rsid="000deabb"/>
    </style:style>
    <style:style style:name="P10" style:family="paragraph" style:parent-style-name="Standard" style:list-style-name="L1">
      <style:text-properties officeooo:rsid="0017f7b5" officeooo:paragraph-rsid="001fdc69"/>
    </style:style>
    <style:style style:name="P11" style:family="paragraph" style:parent-style-name="Standard" style:list-style-name="L1">
      <style:text-properties officeooo:rsid="0017f7b5" officeooo:paragraph-rsid="0017f7b5"/>
    </style:style>
    <style:style style:name="P12" style:family="paragraph" style:parent-style-name="Standard" style:list-style-name="L2">
      <style:text-properties officeooo:rsid="0017f7b5" officeooo:paragraph-rsid="0021268f"/>
    </style:style>
    <style:style style:name="P13" style:family="paragraph" style:parent-style-name="Standard" style:list-style-name="L1">
      <style:text-properties officeooo:rsid="001fdc69" officeooo:paragraph-rsid="000deabb"/>
    </style:style>
    <style:style style:name="P14" style:family="paragraph" style:parent-style-name="Standard" style:list-style-name="L1">
      <style:text-properties officeooo:rsid="001fdc69" officeooo:paragraph-rsid="001fdc69"/>
    </style:style>
    <style:style style:name="P15" style:family="paragraph" style:parent-style-name="Standard" style:list-style-name="L2">
      <style:text-properties officeooo:rsid="001fdc69" officeooo:paragraph-rsid="0021268f"/>
    </style:style>
    <style:style style:name="P16" style:family="paragraph" style:parent-style-name="Standard" style:list-style-name="L2">
      <style:text-properties officeooo:rsid="001e76a7" officeooo:paragraph-rsid="001fdc69"/>
    </style:style>
    <style:style style:name="P17" style:family="paragraph" style:parent-style-name="Standard" style:list-style-name="L3">
      <style:text-properties fo:font-style="normal" officeooo:rsid="0022b1ef" officeooo:paragraph-rsid="0022b1ef" style:font-style-asian="normal" style:font-style-complex="normal"/>
    </style:style>
    <style:style style:name="P18" style:family="paragraph" style:parent-style-name="Standard" style:list-style-name="L3">
      <style:text-properties fo:font-style="normal" officeooo:rsid="00250d8e" officeooo:paragraph-rsid="00250d8e" style:font-style-asian="normal" style:font-style-complex="normal"/>
    </style:style>
    <style:style style:name="P19" style:family="paragraph" style:parent-style-name="Standard" style:list-style-name="L3">
      <style:text-properties fo:font-style="normal" officeooo:rsid="00267c92" officeooo:paragraph-rsid="00267c92" style:font-style-asian="normal" style:font-style-complex="normal"/>
    </style:style>
    <style:style style:name="P20" style:family="paragraph" style:parent-style-name="Standard" style:list-style-name="L3">
      <style:text-properties fo:font-style="normal" officeooo:rsid="0028f234" officeooo:paragraph-rsid="002b2474" style:font-style-asian="normal" style:font-style-complex="normal"/>
    </style:style>
    <style:style style:name="P21" style:family="paragraph" style:parent-style-name="Standard" style:list-style-name="L3">
      <style:text-properties fo:font-style="normal" officeooo:rsid="0027e4f7" officeooo:paragraph-rsid="0027e4f7" style:font-style-asian="normal" style:font-style-complex="normal"/>
    </style:style>
    <style:style style:name="P22" style:family="paragraph" style:parent-style-name="Standard" style:list-style-name="L3">
      <style:text-properties fo:font-style="normal" officeooo:rsid="0027e4f7" officeooo:paragraph-rsid="002b2474" style:font-style-asian="normal" style:font-style-complex="normal"/>
    </style:style>
    <style:style style:name="P23" style:family="paragraph" style:parent-style-name="Standard" style:list-style-name="L3">
      <style:text-properties fo:font-style="normal" officeooo:rsid="002953c8" officeooo:paragraph-rsid="002953c8" style:font-style-asian="normal" style:font-style-complex="normal"/>
    </style:style>
    <style:style style:name="T1" style:family="text">
      <style:text-properties officeooo:rsid="001368a9"/>
    </style:style>
    <style:style style:name="T2" style:family="text">
      <style:text-properties officeooo:rsid="00194759"/>
    </style:style>
    <style:style style:name="T3" style:family="text">
      <style:text-properties officeooo:rsid="001c2f58"/>
    </style:style>
    <style:style style:name="T4" style:family="text">
      <style:text-properties officeooo:rsid="001d07ca"/>
    </style:style>
    <style:style style:name="T5" style:family="text">
      <style:text-properties officeooo:rsid="001f0b18"/>
    </style:style>
    <style:style style:name="T6" style:family="text">
      <style:text-properties officeooo:rsid="001fdc69"/>
    </style:style>
    <style:style style:name="T7" style:family="text">
      <style:text-properties officeooo:rsid="00267c92"/>
    </style:style>
    <style:style style:name="T8" style:family="text">
      <style:text-properties officeooo:rsid="0027e4f7"/>
    </style:style>
    <style:style style:name="T9" style:family="text">
      <style:text-properties fo:font-style="normal" officeooo:rsid="00267c92" style:font-style-asian="normal" style:font-style-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ées centrales <text:span text:style-name="T1">(Je veux que le jeu tourne autour de ça) </text:span>:</text:p>
      <text:list xml:id="list3191818936" text:style-name="L1">
        <text:list-header>
          <text:p text:style-name="P6"/>
        </text:list-header>
        <text:list-item>
          <text:p text:style-name="P7">Au début du jeu, le joueur peut créer un personnage et sélectionner chacun de ses traits.</text:p>
        </text:list-item>
        <text:list-item>
          <text:p text:style-name="P7">Chaque personnage du jeu possède des traits (physiques et mentaux) qui affectent son apparence et ses capacités en combat.</text:p>
        </text:list-item>
        <text:list-item>
          <text:p text:style-name="P6">Le joueur peut donner naissance à des unités qui se battent à ses côtés dans le donjon.</text:p>
        </text:list-item>
        <text:list-item>
          <text:p text:style-name="P6">Ces unités peuvent être créées en couchant avec des ennemis battus en combat.</text:p>
        </text:list-item>
        <text:list-item>
          <text:p text:style-name="P6">Ces unités peuvent hériter des traits de ses parents aléatoirement.</text:p>
        </text:list-item>
        <text:list-item>
          <text:p text:style-name="P6">Certains personnages ont des traits dominants <text:span text:style-name="T5">ou faibles</text:span>, qui prennent la priorité sur ceux de même catégorie de l’autre parent.</text:p>
        </text:list-item>
        <text:list-item>
          <text:p text:style-name="P8">En plus de ces traits, ces unités peuvent hériter des attaques de leurs parents.</text:p>
        </text:list-item>
      </text:list>
      <text:p text:style-name="P1"/>
      <text:p text:style-name="P1"/>
      <text:p text:style-name="P1"/>
      <text:p text:style-name="P1">Idées de gameplay :</text:p>
      <text:list xml:id="list203450346405455" text:continue-numbering="true" text:style-name="L1">
        <text:list-header>
          <text:p text:style-name="P6"/>
        </text:list-header>
        <text:list-item>
          <text:p text:style-name="P6">Un roguelike en style ASCII.</text:p>
          <text:p text:style-name="P9"/>
          <text:list>
            <text:list-item>
              <text:p text:style-name="P10"><text:span text:style-name="T6">D</text:span><text:span text:style-name="T4">éplacement sur une grille</text:span><text:span text:style-name="T3">.</text:span></text:p>
            </text:list-item>
            <text:list-item>
              <text:p text:style-name="P10">Le joueur traverse une série de salles générées procéduralement.</text:p>
            </text:list-item>
            <text:list-item>
              <text:p text:style-name="P11">Si le joueur perd, il est renvoyé au début du donjon et perd tous ses objets, mais garde ses unités créées lors de ses tentatives précédentes.</text:p>
            </text:list-item>
            <text:list-item>
              <text:p text:style-name="P11">Des autels sont parsemés à travers le donjon, <text:span text:style-name="T2">auprès desquels le joueur peut recevoir un bonus</text:span>. Si le joueur ou une de ses unités possède un trait physique ou mental compatible, tous les personnages compatibles gagnent un bonus jusqu’à la fin de la session.</text:p>
              <text:p text:style-name="P11"/>
            </text:list-item>
          </text:list>
        </text:list-item>
        <text:list-item>
          <text:p text:style-name="P6">Un RPG en style dessiné à la main.</text:p>
          <text:list>
            <text:list-header>
              <text:p text:style-name="P13"/>
            </text:list-header>
            <text:list-item>
              <text:p text:style-name="P14">Le joueur est placé sur une carte du monde qu’il peut explorer librement. Il peut donc choisir d’atteindre la zone finale tout de suite et faire face à des ennemis plus puissants, ou il peut prendre son temps et combattre des monstres plus faibles près du point de départ pour gagner en expérience.</text:p>
            </text:list-item>
            <text:list-item>
              <text:p text:style-name="P14">La carte du monde est séparée en « biomes », des sous-sections de la carte contenant des ennemis et objets spécifiques à ce biome.</text:p>
            </text:list-item>
            <text:list-item>
              <text:p text:style-name="P14">Un système jour-nuit change les ennemis trouvables dans les biomes.</text:p>
            </text:list-item>
          </text:list>
        </text:list-item>
      </text:list>
      <text:p text:style-name="P1"/>
      <text:p text:style-name="P3"/>
      <text:p text:style-name="P3">Idées communes : </text:p>
      <text:p text:style-name="P3"/>
      <text:p text:style-name="P2"/>
      <text:list xml:id="list497221559" text:style-name="L2">
        <text:list-item>
          <text:p text:style-name="P15">Combat en tour par tour.</text:p>
        </text:list-item>
        <text:list-item>
          <text:p text:style-name="P12">Le joueur peut ramasser des objets de soin et d’équipement, ainsi que des objets inconnus dont l’effet n’est révélé qu’au premier usage.</text:p>
        </text:list-item>
        <text:list-item>
          <text:p text:style-name="P16">Les personnages ont un niveau et une barre d’expérience qui monte en battant des ennemis. Monter de niveau augmente les traits en fonction de leur dominance (les traits dominants monteront plus vite que des traits normaux ou faibles).</text:p>
        </text:list-item>
      </text:list>
      <text:p text:style-name="P4"/>
      <text:p text:style-name="P4"/>
      <text:p text:style-name="P5">Idées retenues : </text:p>
      <text:p text:style-name="P5"/>
      <text:list xml:id="list2202102788" text:style-name="L3">
        <text:list-item>
          <text:p text:style-name="P17">Idées ppales : </text:p>
          <text:p text:style-name="P17"><text:s/></text:p>
          <text:list>
            <text:list-item>
              <text:p text:style-name="P18"><text:soft-page-break/>Roguelike en style ASCII.</text:p>
            </text:list-item>
            <text:list-item>
              <text:p text:style-name="P18">Déplacement dans 8 directions sur une grille.</text:p>
            </text:list-item>
            <text:list-item>
              <text:p text:style-name="P18">Combat au tour par tour.</text:p>
            </text:list-item>
            <text:list-item>
              <text:p text:style-name="P18">Donjon de salles généré<text:span text:style-name="T7">e</text:span>s procéduralement.</text:p>
            </text:list-item>
            <text:list-item>
              <text:p text:style-name="P19">Objets consommables (au moins 1).</text:p>
            </text:list-item>
            <text:list-item>
              <text:p text:style-name="P19">Equipement (au moins 1).</text:p>
            </text:list-item>
            <text:list-item>
              <text:p text:style-name="P19">Ennemis (au moins 1).</text:p>
            </text:list-item>
            <text:list-item>
              <text:p text:style-name="P19">Reproduction (au moins 1 enfant possible).</text:p>
            </text:list-item>
            <text:list-item>
              <text:p text:style-name="P19">Traits physiques et mentaux pour le combat et la reproduction.</text:p>
            </text:list-item>
            <text:list-item>
              <text:p text:style-name="P19">Si défaite, le joueur perd ses objets et ses unités créées.</text:p>
            </text:list-item>
          </text:list>
          <text:p text:style-name="P17"><text:s/></text:p>
        </text:list-item>
        <text:list-item>
          <text:p text:style-name="P17">Idées optionnelles : </text:p>
          <text:p text:style-name="P17"/>
          <text:list>
            <text:list-item>
              <text:p text:style-name="P19">Argent, <text:span text:style-name="T8">et marchands.</text:span></text:p>
            </text:list-item>
            <text:list-item>
              <text:p text:style-name="P21">Autels qui donnent des bonus aux unités possédant certains traits physiques et mentaux.</text:p>
            </text:list-item>
            <text:list-item>
              <text:p text:style-name="P22">Différents types d’attaque (mêlée, distance, magie, etc.)</text:p>
            </text:list-item>
            <text:list-item>
              <text:p text:style-name="P20">Cases de terrain ayant des propriétés spéciales (Pièges qui infligent des dégâts, etc.)</text:p>
            </text:list-item>
            <text:list-item>
              <text:p text:style-name="P23">Certains traits physiques (ex: ailes) permettent d’éviter de marcher sur certaines cases pièges.</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02T20:34:48.349000000</dc:date>
    <meta:editing-duration>PT2H45M36S</meta:editing-duration>
    <meta:editing-cycles>23</meta:editing-cycles>
    <meta:generator>LibreOffice/7.3.3.2$Windows_X86_64 LibreOffice_project/d1d0ea68f081ee2800a922cac8f79445e4603348</meta:generator>
    <meta:document-statistic meta:table-count="0" meta:image-count="0" meta:object-count="0" meta:page-count="2" meta:paragraph-count="48" meta:word-count="539" meta:character-count="3009" meta:non-whitespace-character-count="2548"/>
  </office:meta>
</office:document-meta>
</file>